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14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15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16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17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18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19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20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21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22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23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24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25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26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27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28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29" style:family="paragraph" style:parent-style-name="Standard" style:list-style-name="L1">
      <style:text-properties officeooo:paragraph-rsid="00162253"/>
    </style:style>
    <style:style style:name="P30" style:family="paragraph" style:parent-style-name="Standard" style:list-style-name="L1">
      <style:text-properties officeooo:rsid="00162253" officeooo:paragraph-rsid="00162253"/>
    </style:style>
    <style:style style:name="P31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32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33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34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35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36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37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38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39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40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41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42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43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44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45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46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47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48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49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50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51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52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53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54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55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56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57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58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59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60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61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62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63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64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65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66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67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68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69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70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71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72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73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74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77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78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80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82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84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86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87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88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89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91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92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29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30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31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33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33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32">Coordinate: 46.229420, 8.117638</text:p>
        </text:list-item>
      </text:list>
      <text:p text:style-name="P13"/>
      <text:p text:style-name="P13"/>
      <text:p text:style-name="P5">Vorderstocken:</text:p>
      <text:list text:style-name="L3">
        <text:list-item>
          <text:p text:style-name="P34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34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34">Coordinate: 46.682047, 7.519657</text:p>
        </text:list-item>
      </text:list>
      <text:p text:style-name="P14"/>
      <text:p text:style-name="P14"/>
      <text:p text:style-name="P6">Shaftali:</text:p>
      <text:list text:style-name="L4">
        <text:list-item>
          <text:p text:style-name="P35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35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35">Coordinate: 46.891003, 9.458176</text:p>
        </text:list-item>
      </text:list>
      <text:p text:style-name="P15"/>
      <text:p text:style-name="P15"/>
      <text:p text:style-name="P6">Wildsee:</text:p>
      <text:list text:style-name="L5">
        <text:list-item>
          <text:p text:style-name="P36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36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36">Coordinate: 46.968343, 9.390941</text:p>
        </text:list-item>
      </text:list>
      <text:p text:style-name="P15"/>
      <text:p text:style-name="P15"/>
      <text:p text:style-name="P6">Culmatsch:</text:p>
      <text:list text:style-name="L6">
        <text:list-item>
          <text:p text:style-name="P37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37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37">Coordinate: 46.683891, 8.723754</text:p>
        </text:list-item>
      </text:list>
      <text:p text:style-name="P16"/>
      <text:p text:style-name="P17"/>
      <text:p text:style-name="P3">Trubelboden:</text:p>
      <text:list text:style-name="L7">
        <text:list-item>
          <text:p text:style-name="P38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38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38">Coordinate: 46.370975, 7.585568</text:p>
        </text:list-item>
      </text:list>
      <text:p text:style-name="P18"><text:span text:style-name="T3"/></text:p>
      <text:p text:style-name="P18"><text:span text:style-name="T3"/></text:p>
      <text:p text:style-name="P10">Pointe de Toules:</text:p>
      <text:list text:style-name="L8">
        <text:list-item>
          <text:p text:style-name="P39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39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57">Coordinate: 45.984787, 7.237210</text:p>
        </text:list-item>
      </text:list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7"><text:soft-page-break/><text:span text:style-name="T3">Lai Verd:</text:span></text:p>
      <text:list text:style-name="L9">
        <text:list-item>
          <text:p text:style-name="P40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40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58">Coordinate: 46.604149, 8.783516</text:p>
        </text:list-item>
      </text:list>
      <text:p text:style-name="P19"><text:span text:style-name="T3"/></text:p>
      <text:p text:style-name="P19"><text:span text:style-name="T3"/></text:p>
      <text:p text:style-name="P11">Bargtalli: </text:p>
      <text:list text:style-name="L10">
        <text:list-item>
          <text:p text:style-name="P41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41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59">Coordinate: 47.088465, 9.611789</text:p>
        </text:list-item>
      </text:list>
      <text:p text:style-name="P20"><text:span text:style-name="T3"/></text:p>
      <text:p text:style-name="P20"><text:span text:style-name="T3"/></text:p>
      <text:p text:style-name="P11">Laucheren:</text:p>
      <text:list text:style-name="L11">
        <text:list-item>
          <text:p text:style-name="P42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42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60">Coordinate: 46.743754, 8.551012</text:p>
        </text:list-item>
      </text:list>
      <text:p text:style-name="P20"><text:span text:style-name="T3"/></text:p>
      <text:p text:style-name="P20"><text:span text:style-name="T3"/></text:p>
      <text:p text:style-name="P12">Pian Grand:</text:p>
      <text:list text:style-name="L12">
        <text:list-item>
          <text:p text:style-name="P43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43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43"><text:span text:style-name="T3">Coordinate: </text:span><text:span text:style-name="T4">46.414004, 9.160299</text:span></text:p>
        </text:list-item>
      </text:list>
      <text:p text:style-name="P21"><text:span text:style-name="T4"/></text:p>
      <text:p text:style-name="P21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44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44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61">Coordinate: 46.993777, <text:s/>9.193859</text:p>
        </text:list-item>
      </text:list>
      <text:p text:style-name="P22"><text:span text:style-name="T3"/></text:p>
      <text:p text:style-name="P22"><text:span text:style-name="T3"/></text:p>
      <text:p text:style-name="P93">Homad:</text:p>
      <text:list text:style-name="L14">
        <text:list-item>
          <text:p text:style-name="P45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45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62">Coordinate: 46.679307, 8.289700</text:p>
        </text:list-item>
      </text:list>
      <text:p text:style-name="P23"><text:span text:style-name="T3"/></text:p>
      <text:p text:style-name="P23"><text:span text:style-name="T3"/></text:p>
      <text:p text:style-name="P94">Alp Pianetsch:</text:p>
      <text:list text:style-name="L15">
        <text:list-item>
          <text:p text:style-name="P46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46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63">Coordinate: 46.545202, 9.202568</text:p>
        </text:list-item>
        <text:list-item>
          <text:p text:style-name="P65">Problemi, non tornano le quote</text:p>
        </text:list-item>
      </text:list>
      <text:p text:style-name="P24"><text:span text:style-name="T3"/></text:p>
      <text:p text:style-name="P24"><text:span text:style-name="T3"/></text:p>
      <text:p text:style-name="P94">Unter Surettasee:</text:p>
      <text:list text:style-name="L16">
        <text:list-item>
          <text:p text:style-name="P47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47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64">Coordinate: 46.536500, 9.348538</text:p>
        </text:list-item>
      </text:list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oft-page-break/><text:span text:style-name="T3"/></text:p>
      <text:p text:style-name="P95">Fochsen:</text:p>
      <text:list text:style-name="L17">
        <text:list-item>
          <text:p text:style-name="P49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49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67">Coordinate: 46.633164, 7.274515</text:p>
        </text:list-item>
      </text:list>
      <text:p text:style-name="P25"><text:span text:style-name="T3"/></text:p>
      <text:p text:style-name="P25"><text:span text:style-name="T3"/></text:p>
      <text:p text:style-name="P96">Vairana:</text:p>
      <text:list text:style-name="L18">
        <text:list-item>
          <text:p text:style-name="P48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48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66">Coordinate: 46.478495, 9.692318</text:p>
        </text:list-item>
      </text:list>
      <text:p text:style-name="P25"><text:span text:style-name="T3"/></text:p>
      <text:p text:style-name="P25"><text:span text:style-name="T3"/></text:p>
      <text:p text:style-name="P97">Fisi:</text:p>
      <text:list text:style-name="L19">
        <text:list-item>
          <text:p text:style-name="P50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50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68">Coordinate: 46.471465, 7.673875</text:p>
        </text:list-item>
      </text:list>
      <text:p text:style-name="P26"><text:span text:style-name="T3"/></text:p>
      <text:p text:style-name="P26"><text:span text:style-name="T3"/></text:p>
      <text:p text:style-name="P97">Gatschiefer:</text:p>
      <text:list text:style-name="L20">
        <text:list-item>
          <text:p text:style-name="P51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51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69">Coordinate: 46.841281, 9.931682</text:p>
        </text:list-item>
      </text:list>
      <text:p text:style-name="P26"><text:span text:style-name="T3"/></text:p>
      <text:p text:style-name="P26"><text:span text:style-name="T3"/></text:p>
      <text:p text:style-name="P98">Madrisa:</text:p>
      <text:list text:style-name="L21">
        <text:list-item>
          <text:p text:style-name="P52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52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70">Coordinate: </text:p>
        </text:list-item>
      </text:list>
      <text:p text:style-name="P27"><text:span text:style-name="T3"/></text:p>
      <text:p text:style-name="P27"><text:span text:style-name="T3"/></text:p>
      <text:p text:style-name="P98">Gandegg:</text:p>
      <text:list text:style-name="L22">
        <text:list-item>
          <text:p text:style-name="P53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53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71">Coordinate: 46.429260, 7.760604</text:p>
        </text:list-item>
      </text:list>
      <text:p text:style-name="P27"><text:span text:style-name="T3"/></text:p>
      <text:p text:style-name="P27"><text:span text:style-name="T3"/></text:p>
      <text:p text:style-name="P99">Chiematte:</text:p>
      <text:list text:style-name="L23">
        <text:list-item>
          <text:p text:style-name="P54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54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72">Coordinate: 46.333066, 7.925200</text:p>
        </text:list-item>
      </text:list>
      <text:p text:style-name="P28"><text:span text:style-name="T3"/></text:p>
      <text:p text:style-name="P28"><text:span text:style-name="T3"/></text:p>
      <text:p text:style-name="P99">Rupperslaui:</text:p>
      <text:list text:style-name="L24">
        <text:list-item>
          <text:p text:style-name="P55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55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73">Coordinate: 46.938227, 8.745622</text:p>
        </text:list-item>
      </text:list>
      <text:p text:style-name="P28"><text:span text:style-name="T3"/></text:p>
      <text:p text:style-name="P28"><text:span text:style-name="T3"/></text:p>
      <text:p text:style-name="P28"><text:span text:style-name="T3"/></text:p>
      <text:p text:style-name="P9"><text:soft-page-break/><text:span text:style-name="T3">Mutten:</text:span></text:p>
      <text:list text:style-name="L25">
        <text:list-item>
          <text:p text:style-name="P56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56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74">Coordinate: 46.858767, 9.017492</text:p>
        </text:list-item>
      </text:list>
      <text:p text:style-name="P75"/>
      <text:p text:style-name="P75"/>
      <text:p text:style-name="P100">Triftchumme:</text:p>
      <text:list text:style-name="L26">
        <text:list-item>
          <text:p text:style-name="P77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77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77">Coordinate: 46.042165, 7.727385</text:p>
        </text:list-item>
      </text:list>
      <text:p text:style-name="P76"/>
      <text:p text:style-name="P76"/>
      <text:p text:style-name="P100">Alpetta:</text:p>
      <text:list text:style-name="L27">
        <text:list-item>
          <text:p text:style-name="P78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78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78">Coordinate: 46.931772, 10.442867</text:p>
        </text:list-item>
      </text:list>
      <text:p text:style-name="P76"/>
      <text:p text:style-name="P76"/>
      <text:p text:style-name="P101">Alp Calasa:</text:p>
      <text:list text:style-name="L28">
        <text:list-item>
          <text:p text:style-name="P80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80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80">Coordinate: 46.674406, 9.205254</text:p>
        </text:list-item>
      </text:list>
      <text:p text:style-name="P79"/>
      <text:p text:style-name="P79"/>
      <text:p text:style-name="P102">Giltnasen:</text:p>
      <text:list text:style-name="L29">
        <text:list-item>
          <text:p text:style-name="P82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82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82">Coordinate: 46.586791, 8.513848</text:p>
        </text:list-item>
      </text:list>
      <text:p text:style-name="P81"/>
      <text:p text:style-name="P81"/>
      <text:p text:style-name="P103">Les Collines:</text:p>
      <text:list text:style-name="L30">
        <text:list-item>
          <text:p text:style-name="P84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84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84">Coordinate: 46.191362, 6.827786</text:p>
        </text:list-item>
      </text:list>
      <text:p text:style-name="P83"/>
      <text:p text:style-name="P83"/>
      <text:p text:style-name="P104">Wenghorn:</text:p>
      <text:list text:style-name="L31">
        <text:list-item>
          <text:p text:style-name="P86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86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86">Coordinate: 46.178011, 8.045158</text:p>
        </text:list-item>
      </text:list>
      <text:p text:style-name="P85"/>
      <text:p text:style-name="P85"/>
      <text:p text:style-name="P104">Turliboden:</text:p>
      <text:list text:style-name="L32">
        <text:list-item>
          <text:p text:style-name="P87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87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87">Coordinate: 46.576902, 7.834753</text:p>
        </text:list-item>
      </text:list>
      <text:p text:style-name="P85"/>
      <text:p text:style-name="P85"/>
      <text:p text:style-name="P85"/>
      <text:p text:style-name="P85"/>
      <text:p text:style-name="P104"><text:soft-page-break/>Alpler Tor:</text:p>
      <text:list text:style-name="L33">
        <text:list-item>
          <text:p text:style-name="P88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88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89">Coordinate: 46.891536, 8.779544</text:p>
        </text:list-item>
      </text:list>
      <text:p text:style-name="P90"/>
      <text:p text:style-name="P90"/>
      <text:p text:style-name="P105">Seewli:</text:p>
      <text:list text:style-name="L34">
        <text:list-item>
          <text:p text:style-name="P91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91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91">Coordinate: 46.812956, 8.717340</text:p>
        </text:list-item>
      </text:list>
      <text:p text:style-name="P90"/>
      <text:p text:style-name="P90"/>
      <text:p text:style-name="P105">Ravaischer Salaas:</text:p>
      <text:list text:style-name="L35">
        <text:list-item>
          <text:p text:style-name="P92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92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92">Coordinate: 46.956379, 10.338342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2-27T12:02:39.642357962</dc:date>
    <meta:editing-duration>PT2H25M41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5" meta:paragraph-count="141" meta:word-count="401" meta:character-count="6197" meta:non-whitespace-character-count="6040"/>
  </office:meta>
</office:document-meta>
</file>